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DejaVu Sans" svg:font-family="DejaVu Sans" style:font-family-generic="swiss" style:font-pitch="variable" svg:panose-1="2 11 6 3 3 8 4 2 2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  <style:text-properties fo:color="#C9211E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2" style:parent-style-name="Standard" style:family="paragraph">
      <style:paragraph-properties fo:text-align="justify"/>
    </style:style>
    <style:style style:name="T53" style:parent-style-name="Fonteparág.padrão" style:family="text">
      <style:text-properties fo:font-weight="bold" style:font-weight-asian="bold" style:font-weight-complex="bold"/>
    </style:style>
    <style:style style:name="T54" style:parent-style-name="Fonteparág.padrão" style:family="text">
      <style:text-properties fo:font-weight="bold" style:font-weight-asian="bold" style:font-weight-complex="bold" style:text-position="super 66.6%"/>
    </style:style>
    <style:style style:name="T55" style:parent-style-name="Fonteparág.padrão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T60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T64" style:parent-style-name="Fonteparág.padrão" style:family="text">
      <style:text-properties fo:font-weight="bold" style:font-weight-asian="bold" style:font-weight-complex="bold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T67" style:parent-style-name="Fonteparág.padrão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8" style:parent-style-name="Fonteparág.padrão" style:family="text"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</office:automatic-styles>
  <office:body>
    <office:text text:use-soft-page-breaks="true">
      <text:p text:style-name="P1">UNIVERSIDADE TECNOLÓGICA FEDERAL DO PARANÁ</text:p>
      <text:p text:style-name="P2"/>
      <text:p text:style-name="P3"/>
      <text:p text:style-name="P4"/>
      <text:p text:style-name="P5"/>
      <text:p text:style-name="P6">ALUNO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ATIVIDADE AVALIATIVA 01 -<text:s/>FUNDAMENTOS DE SISTEMAS COMPUTACIONAIS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>GUARAPUAVA</text:p>
      <text:p text:style-name="P48">2023</text:p>
      <text:p text:style-name="P49"/>
      <text:soft-page-break/>
      <text:p text:style-name="P50">ATIVIDADE AVALIATIVA 01</text:p>
      <text:p text:style-name="P51">FUNDAMENTOS<text:s/>EM SERVIDORES WEB</text:p>
      <text:p text:style-name="P52"><text:span text:style-name="T53">2</text:span><text:span text:style-name="T54">o</text:span><text:span text:style-name="T55">. semestre de 2023</text:span></text:p>
      <text:p text:style-name="P56"/>
      <text:p text:style-name="P57">Atividade 1</text:p>
      <text:p text:style-name="P58">1) Quais diretórios do GNU/Linux são considerados especiais?</text:p>
      <text:p text:style-name="P59"><text:span text:style-name="T60">Resposta:</text:span><text:s/>dddd</text:p>
      <text:p text:style-name="P61"/>
      <text:p text:style-name="P62"/>
      <text:p text:style-name="P63"><text:span text:style-name="T64">Atividade 2:</text:span></text:p>
      <text:p text:style-name="P65">1) Quais diretórios do GNU/Linux são considerados especiais?</text:p>
      <text:p text:style-name="P66"><text:span text:style-name="T67">Resposta:</text:span><text:span text:style-name="T68"><text:s/>dddd</text:span></text:p>
      <text:p text:style-name="P69"/>
      <text:p text:style-name="P70">Referências</text:p>
      <text:p text:style-name="P71">PAIXÃO, Renato R. Arquitetura de Computadores - PCs. São Paulo: Editora Saraiva, 2014. E-book. ISBN 9788536518848. Disponível em: https://webapp.utfpr.edu.br/minhaBiblioteca/login. Acesso em: 28 fev. 2023.</text:p>
      <text:p text:style-name="P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DejaVu Sans" svg:font-family="DejaVu Sans" style:font-family-generic="swiss" style:font-pitch="variable" svg:panose-1="2 11 6 3 3 8 4 2 2 4"/>
    <style:font-face style:name="Noto Sans" svg:font-family="Noto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stilopadrãodedesenho" style:display-name="Estilo padrão de desenho" style:family="paragraph">
      <style:paragraph-properties style:line-height-at-least="0.1388in"/>
      <style:text-properties style:font-name="Lohit Devanagari" style:font-name-asian="DejaVu Sans" style:font-name-complex="Liberation Sans" fo:font-size="18pt" style:font-size-asian="18pt" fo:hyphenate="false"/>
    </style:style>
    <style:style style:name="Objetosempreenchimento" style:display-name="Objeto sem preenchimento" style:family="paragraph" style:parent-style-name="Estilopadrãodedesenho">
      <style:text-properties style:font-name-asian="Lohit Devanagari" style:font-name-complex="Lohit Devanagari" fo:hyphenate="false"/>
    </style:style>
    <style:style style:name="Objetosempreenchimentonemlinha" style:display-name="Objeto sem preenchimento nem linha" style:family="paragraph" style:parent-style-name="Estilopadrãodedesenho">
      <style:text-properties style:font-name-asian="Lohit Devanagari" style:font-name-complex="Lohit Devanagari" fo:hyphenate="false"/>
    </style:style>
    <style:style style:name="A4" style:display-name="A4" style:family="paragraph" style:parent-style-name="Text">
      <style:text-properties style:font-name="Noto Sans" style:font-name-asian="Noto Sans" style:font-name-complex="Noto Sans" fo:font-size="18pt" style:font-size-asian="18pt" fo:hyphenate="false"/>
    </style:style>
    <style:style style:name="Text" style:display-name="Text" style:family="paragraph" style:parent-style-name="Legenda">
      <style:text-properties fo:hyphenate="false"/>
    </style:style>
    <style:style style:name="TítulododocumentoA4" style:display-name="Título do documento A4" style:family="paragraph" style:parent-style-name="A4">
      <style:text-properties fo:font-size="44pt" style:font-size-asian="44pt" fo:hyphenate="false"/>
    </style:style>
    <style:style style:name="TítuloA4" style:display-name="Título A4" style:family="paragraph" style:parent-style-name="A4">
      <style:text-properties fo:font-size="24pt" style:font-size-asian="24pt" fo:hyphenate="false"/>
    </style:style>
    <style:style style:name="TextoA4" style:display-name="Texto A4" style:family="paragraph" style:parent-style-name="A4">
      <style:text-properties fo:hyphenate="false"/>
    </style:style>
    <style:style style:name="A0" style:display-name="A0" style:family="paragraph" style:parent-style-name="Text">
      <style:text-properties style:font-name="Noto Sans" style:font-name-asian="Noto Sans" style:font-name-complex="Noto Sans" fo:font-size="47.5pt" style:font-size-asian="47.5pt" fo:hyphenate="false"/>
    </style:style>
    <style:style style:name="TítulododocumentoA0" style:display-name="Título do documento A0" style:family="paragraph" style:parent-style-name="A4">
      <style:text-properties fo:font-size="96pt" style:font-size-asian="96pt" fo:hyphenate="false"/>
    </style:style>
    <style:style style:name="TítuloA0" style:display-name="Título A0" style:family="paragraph" style:parent-style-name="A4">
      <style:text-properties fo:font-size="71.5pt" style:font-size-asian="71.5pt" fo:hyphenate="false"/>
    </style:style>
    <style:style style:name="TextoA0" style:display-name="Texto A0" style:family="paragraph" style:parent-style-name="A4">
      <style:text-properties fo:hyphenate="false"/>
    </style:style>
    <style:style style:name="Formas" style:display-name="Formas" style:family="paragraph" style:parent-style-name="Figure">
      <style:text-properties style:font-name="Liberation Sans" style:font-name-asian="Liberation Sans" style:font-name-complex="Liberation Sans" fo:font-weight="bold" style:font-weight-asian="bold" fo:font-size="14pt" style:font-size-asian="14pt" fo:hyphenate="false"/>
    </style:style>
    <style:style style:name="Figure" style:display-name="Figure" style:family="paragraph" style:parent-style-name="Legenda">
      <style:text-properties fo:hyphenate="false"/>
    </style:style>
    <style:style style:name="Preenchido" style:display-name="Preenchido" style:family="paragraph" style:parent-style-name="Formas">
      <style:text-properties fo:hyphenate="false"/>
    </style:style>
    <style:style style:name="Preenchidoazul" style:display-name="Preenchido azul" style:family="paragraph" style:parent-style-name="Preenchido">
      <style:text-properties fo:color="#FFFFFF" fo:hyphenate="false"/>
    </style:style>
    <style:style style:name="Preenchidoverde" style:display-name="Preenchido verde" style:family="paragraph" style:parent-style-name="Preenchido">
      <style:text-properties fo:color="#FFFFFF" fo:hyphenate="false"/>
    </style:style>
    <style:style style:name="Preenchidovermelho" style:display-name="Preenchido vermelho" style:family="paragraph" style:parent-style-name="Preenchido">
      <style:text-properties fo:color="#FFFFFF" fo:hyphenate="false"/>
    </style:style>
    <style:style style:name="Preenchidoamarelo" style:display-name="Preenchido amarelo" style:family="paragraph" style:parent-style-name="Preenchido">
      <style:text-properties fo:color="#FFFFFF" fo:hyphenate="false"/>
    </style:style>
    <style:style style:name="Contorno" style:display-name="Contorno" style:family="paragraph" style:parent-style-name="Formas">
      <style:text-properties fo:hyphenate="false"/>
    </style:style>
    <style:style style:name="Contornoazul" style:display-name="Contorno azul" style:family="paragraph" style:parent-style-name="Contorno">
      <style:text-properties fo:color="#355269" fo:hyphenate="false"/>
    </style:style>
    <style:style style:name="Contornoverde" style:display-name="Contorno verde" style:family="paragraph" style:parent-style-name="Contorno">
      <style:text-properties fo:color="#127622" fo:hyphenate="false"/>
    </style:style>
    <style:style style:name="Contornovermelho" style:display-name="Contorno vermelho" style:family="paragraph" style:parent-style-name="Contorno">
      <style:text-properties fo:color="#C9211E" fo:hyphenate="false"/>
    </style:style>
    <style:style style:name="Contornoamarelo" style:display-name="Contorno amarelo" style:family="paragraph" style:parent-style-name="Contorno">
      <style:text-properties fo:color="#B47804" fo:hyphenate="false"/>
    </style:style>
    <style:style style:name="Linhas" style:display-name="Linhas" style:family="paragraph" style:parent-style-name="Figure">
      <style:text-properties style:font-name="Liberation Sans" style:font-name-asian="Liberation Sans" style:font-name-complex="Liberation Sans" fo:font-size="18pt" style:font-size-asian="18pt" fo:hyphenate="false"/>
    </style:style>
    <style:style style:name="Linhascomsetas" style:display-name="Linhas com setas" style:family="paragraph" style:parent-style-name="Linhas">
      <style:text-properties fo:hyphenate="false"/>
    </style:style>
    <style:style style:name="Linhastracejadas" style:display-name="Linhas tracejadas" style:family="paragraph" style:parent-style-name="Linhas">
      <style:text-properties fo:hyphenate="false"/>
    </style:style>
    <style:style style:name="SlidedeTítuloLTGliederung1" style:display-name="Slide de Título~LT~Gliederung 1" style:family="paragraph">
      <style:paragraph-properties fo:margin-top="0.1965in" fo:line-height="90%"/>
      <style:text-properties style:font-name="Lohit Devanagari" style:font-name-asian="DejaVu Sans" style:font-name-complex="Liberation Sans" fo:color="#FFFFFF" fo:font-size="22pt" style:font-size-asian="22pt" fo:hyphenate="false"/>
    </style:style>
    <style:style style:name="SlidedeTítuloLTGliederung2" style:display-name="Slide de Título~LT~Gliederung 2" style:family="paragraph" style:parent-style-name="SlidedeTítuloLTGliederung1">
      <style:paragraph-properties fo:margin-top="0.1576in"/>
      <style:text-properties style:font-name-asian="Lohit Devanagari" style:font-name-complex="Lohit Devanagari" fo:font-size="14pt" style:font-size-asian="14pt" fo:hyphenate="false"/>
    </style:style>
    <style:style style:name="SlidedeTítuloLTGliederung3" style:display-name="Slide de Título~LT~Gliederung 3" style:family="paragraph" style:parent-style-name="SlidedeTítuloLTGliederung2">
      <style:paragraph-properties fo:margin-top="0.118in"/>
      <style:text-properties fo:hyphenate="false"/>
    </style:style>
    <style:style style:name="SlidedeTítuloLTGliederung4" style:display-name="Slide de Título~LT~Gliederung 4" style:family="paragraph" style:parent-style-name="SlidedeTítuloLTGliederung3">
      <style:paragraph-properties fo:margin-top="0.0784in"/>
      <style:text-properties fo:hyphenate="false"/>
    </style:style>
    <style:style style:name="SlidedeTítuloLTGliederung5" style:display-name="Slide de Título~LT~Gliederung 5" style:family="paragraph" style:parent-style-name="SlidedeTítuloLTGliederung4">
      <style:paragraph-properties fo:margin-top="0.0395in"/>
      <style:text-properties fo:font-size="20pt" style:font-size-asian="20pt" fo:hyphenate="false"/>
    </style:style>
    <style:style style:name="SlidedeTítuloLTGliederung6" style:display-name="Slide de Título~LT~Gliederung 6" style:family="paragraph" style:parent-style-name="SlidedeTítuloLTGliederung5">
      <style:text-properties fo:hyphenate="false"/>
    </style:style>
    <style:style style:name="SlidedeTítuloLTGliederung7" style:display-name="Slide de Título~LT~Gliederung 7" style:family="paragraph" style:parent-style-name="SlidedeTítuloLTGliederung6">
      <style:text-properties fo:hyphenate="false"/>
    </style:style>
    <style:style style:name="SlidedeTítuloLTGliederung8" style:display-name="Slide de Título~LT~Gliederung 8" style:family="paragraph" style:parent-style-name="SlidedeTítuloLTGliederung7">
      <style:text-properties fo:hyphenate="false"/>
    </style:style>
    <style:style style:name="SlidedeTítuloLTGliederung9" style:display-name="Slide de Título~LT~Gliederung 9" style:family="paragraph" style:parent-style-name="SlidedeTítuloLTGliederung8">
      <style:text-properties fo:hyphenate="false"/>
    </style:style>
    <style:style style:name="SlidedeTítuloLTTitel" style:display-name="Slide de Título~LT~Titel" style:family="paragraph">
      <style:paragraph-properties style:line-height-at-least="0.1388in"/>
      <style:text-properties style:font-name="Lohit Devanagari" style:font-name-asian="DejaVu Sans" style:font-name-complex="Liberation Sans" fo:color="#FFFFFF" fo:font-size="18pt" style:font-size-asian="18pt" fo:hyphenate="false"/>
    </style:style>
    <style:style style:name="SlidedeTítuloLTUntertitel" style:display-name="Slide de Títul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SlidedeTítuloLTNotizen" style:display-name="Slide de Títul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SlidedeTítuloLTHintergrundobjekte" style:display-name="Slide de Título~LT~Hintergrundobjekte" style:family="paragraph">
      <style:text-properties style:font-name-asian="DejaVu Sans" style:font-name-complex="Liberation Sans" fo:hyphenate="false"/>
    </style:style>
    <style:style style:name="SlidedeTítuloLTHintergrund" style:display-name="Slide de Título~LT~Hintergrund" style:family="paragraph">
      <style:text-properties style:font-name-asian="DejaVu Sans" style:font-name-complex="Liberation Sans" fo:hyphenate="false"/>
    </style:style>
    <style:style style:name="default" style:display-name="default" style:family="paragraph">
      <style:paragraph-properties style:line-height-at-least="0.1388in"/>
      <style:text-properties style:font-name="Lohit Devanagari" style:font-name-asian="DejaVu Sans" style:font-name-complex="Liberation Sans" fo:font-size="18pt" style:font-size-asian="18pt" fo:hyphenate="false"/>
    </style:style>
    <style:style style:name="gray1" style:display-name="gray1" style:family="paragraph" style:parent-style-name="default">
      <style:text-properties style:font-name-asian="Lohit Devanagari" style:font-name-complex="Lohit Devanagari" fo:hyphenate="false"/>
    </style:style>
    <style:style style:name="gray2" style:display-name="gray2" style:family="paragraph" style:parent-style-name="default">
      <style:text-properties style:font-name-asian="Lohit Devanagari" style:font-name-complex="Lohit Devanagari" fo:hyphenate="false"/>
    </style:style>
    <style:style style:name="gray3" style:display-name="gray3" style:family="paragraph" style:parent-style-name="default">
      <style:text-properties style:font-name-asian="Lohit Devanagari" style:font-name-complex="Lohit Devanagari" fo:hyphenate="false"/>
    </style:style>
    <style:style style:name="bw1" style:display-name="bw1" style:family="paragraph" style:parent-style-name="default">
      <style:text-properties style:font-name-asian="Lohit Devanagari" style:font-name-complex="Lohit Devanagari" fo:hyphenate="false"/>
    </style:style>
    <style:style style:name="bw2" style:display-name="bw2" style:family="paragraph" style:parent-style-name="default">
      <style:text-properties style:font-name-asian="Lohit Devanagari" style:font-name-complex="Lohit Devanagari" fo:hyphenate="false"/>
    </style:style>
    <style:style style:name="bw3" style:display-name="bw3" style:family="paragraph" style:parent-style-name="default">
      <style:text-properties style:font-name-asian="Lohit Devanagari" style:font-name-complex="Lohit Devanagari" fo:hyphenate="false"/>
    </style:style>
    <style:style style:name="orange1" style:display-name="orange1" style:family="paragraph" style:parent-style-name="default">
      <style:text-properties style:font-name-asian="Lohit Devanagari" style:font-name-complex="Lohit Devanagari" fo:hyphenate="false"/>
    </style:style>
    <style:style style:name="orange2" style:display-name="orange2" style:family="paragraph" style:parent-style-name="default">
      <style:text-properties style:font-name-asian="Lohit Devanagari" style:font-name-complex="Lohit Devanagari" fo:hyphenate="false"/>
    </style:style>
    <style:style style:name="orange3" style:display-name="orange3" style:family="paragraph" style:parent-style-name="default">
      <style:text-properties style:font-name-asian="Lohit Devanagari" style:font-name-complex="Lohit Devanagari" fo:hyphenate="false"/>
    </style:style>
    <style:style style:name="turquoise1" style:display-name="turquoise1" style:family="paragraph" style:parent-style-name="default">
      <style:text-properties style:font-name-asian="Lohit Devanagari" style:font-name-complex="Lohit Devanagari" fo:hyphenate="false"/>
    </style:style>
    <style:style style:name="turquoise2" style:display-name="turquoise2" style:family="paragraph" style:parent-style-name="default">
      <style:text-properties style:font-name-asian="Lohit Devanagari" style:font-name-complex="Lohit Devanagari" fo:hyphenate="false"/>
    </style:style>
    <style:style style:name="turquoise3" style:display-name="turquoise3" style:family="paragraph" style:parent-style-name="default">
      <style:text-properties style:font-name-asian="Lohit Devanagari" style:font-name-complex="Lohit Devanagari" fo:hyphenate="false"/>
    </style:style>
    <style:style style:name="blue1" style:display-name="blue1" style:family="paragraph" style:parent-style-name="default">
      <style:text-properties style:font-name-asian="Lohit Devanagari" style:font-name-complex="Lohit Devanagari" fo:hyphenate="false"/>
    </style:style>
    <style:style style:name="blue2" style:display-name="blue2" style:family="paragraph" style:parent-style-name="default">
      <style:text-properties style:font-name-asian="Lohit Devanagari" style:font-name-complex="Lohit Devanagari" fo:hyphenate="false"/>
    </style:style>
    <style:style style:name="blue3" style:display-name="blue3" style:family="paragraph" style:parent-style-name="default">
      <style:text-properties style:font-name-asian="Lohit Devanagari" style:font-name-complex="Lohit Devanagari" fo:hyphenate="false"/>
    </style:style>
    <style:style style:name="sun1" style:display-name="sun1" style:family="paragraph" style:parent-style-name="default">
      <style:text-properties style:font-name-asian="Lohit Devanagari" style:font-name-complex="Lohit Devanagari" fo:hyphenate="false"/>
    </style:style>
    <style:style style:name="sun2" style:display-name="sun2" style:family="paragraph" style:parent-style-name="default">
      <style:text-properties style:font-name-asian="Lohit Devanagari" style:font-name-complex="Lohit Devanagari" fo:hyphenate="false"/>
    </style:style>
    <style:style style:name="sun3" style:display-name="sun3" style:family="paragraph" style:parent-style-name="default">
      <style:text-properties style:font-name-asian="Lohit Devanagari" style:font-name-complex="Lohit Devanagari" fo:hyphenate="false"/>
    </style:style>
    <style:style style:name="earth1" style:display-name="earth1" style:family="paragraph" style:parent-style-name="default">
      <style:text-properties style:font-name-asian="Lohit Devanagari" style:font-name-complex="Lohit Devanagari" fo:hyphenate="false"/>
    </style:style>
    <style:style style:name="earth2" style:display-name="earth2" style:family="paragraph" style:parent-style-name="default">
      <style:text-properties style:font-name-asian="Lohit Devanagari" style:font-name-complex="Lohit Devanagari" fo:hyphenate="false"/>
    </style:style>
    <style:style style:name="earth3" style:display-name="earth3" style:family="paragraph" style:parent-style-name="default">
      <style:text-properties style:font-name-asian="Lohit Devanagari" style:font-name-complex="Lohit Devanagari" fo:hyphenate="false"/>
    </style:style>
    <style:style style:name="green1" style:display-name="green1" style:family="paragraph" style:parent-style-name="default">
      <style:text-properties style:font-name-asian="Lohit Devanagari" style:font-name-complex="Lohit Devanagari" fo:hyphenate="false"/>
    </style:style>
    <style:style style:name="green2" style:display-name="green2" style:family="paragraph" style:parent-style-name="default">
      <style:text-properties style:font-name-asian="Lohit Devanagari" style:font-name-complex="Lohit Devanagari" fo:hyphenate="false"/>
    </style:style>
    <style:style style:name="green3" style:display-name="green3" style:family="paragraph" style:parent-style-name="default">
      <style:text-properties style:font-name-asian="Lohit Devanagari" style:font-name-complex="Lohit Devanagari" fo:hyphenate="false"/>
    </style:style>
    <style:style style:name="seetang1" style:display-name="seetang1" style:family="paragraph" style:parent-style-name="default">
      <style:text-properties style:font-name-asian="Lohit Devanagari" style:font-name-complex="Lohit Devanagari" fo:hyphenate="false"/>
    </style:style>
    <style:style style:name="seetang2" style:display-name="seetang2" style:family="paragraph" style:parent-style-name="default">
      <style:text-properties style:font-name-asian="Lohit Devanagari" style:font-name-complex="Lohit Devanagari" fo:hyphenate="false"/>
    </style:style>
    <style:style style:name="seetang3" style:display-name="seetang3" style:family="paragraph" style:parent-style-name="default">
      <style:text-properties style:font-name-asian="Lohit Devanagari" style:font-name-complex="Lohit Devanagari" fo:hyphenate="false"/>
    </style:style>
    <style:style style:name="lightblue1" style:display-name="lightblue1" style:family="paragraph" style:parent-style-name="default">
      <style:text-properties style:font-name-asian="Lohit Devanagari" style:font-name-complex="Lohit Devanagari" fo:hyphenate="false"/>
    </style:style>
    <style:style style:name="lightblue2" style:display-name="lightblue2" style:family="paragraph" style:parent-style-name="default">
      <style:text-properties style:font-name-asian="Lohit Devanagari" style:font-name-complex="Lohit Devanagari" fo:hyphenate="false"/>
    </style:style>
    <style:style style:name="lightblue3" style:display-name="lightblue3" style:family="paragraph" style:parent-style-name="default">
      <style:text-properties style:font-name-asian="Lohit Devanagari" style:font-name-complex="Lohit Devanagari" fo:hyphenate="false"/>
    </style:style>
    <style:style style:name="yellow1" style:display-name="yellow1" style:family="paragraph" style:parent-style-name="default">
      <style:text-properties style:font-name-asian="Lohit Devanagari" style:font-name-complex="Lohit Devanagari" fo:hyphenate="false"/>
    </style:style>
    <style:style style:name="yellow2" style:display-name="yellow2" style:family="paragraph" style:parent-style-name="default">
      <style:text-properties style:font-name-asian="Lohit Devanagari" style:font-name-complex="Lohit Devanagari" fo:hyphenate="false"/>
    </style:style>
    <style:style style:name="yellow3" style:display-name="yellow3" style:family="paragraph" style:parent-style-name="default">
      <style:text-properties style:font-name-asian="Lohit Devanagari" style:font-name-complex="Lohit Devanagari" fo:hyphenate="false"/>
    </style:style>
    <style:style style:name="Objetosdoplanodefundo" style:display-name="Objetos do plano de fundo" style:family="paragraph">
      <style:text-properties style:font-name-asian="DejaVu Sans" style:font-name-complex="Liberation Sans" fo:hyphenate="false"/>
    </style:style>
    <style:style style:name="Planodefundo" style:display-name="Plano de fundo" style:family="paragraph">
      <style:text-properties style:font-name-asian="DejaVu Sans" style:font-name-complex="Liberation Sans" fo:hyphenate="false"/>
    </style:style>
    <style:style style:name="Notas" style:display-name="Notas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Estruturadetópicos1" style:display-name="Estrutura de tópicos 1" style:family="paragraph">
      <style:paragraph-properties fo:margin-top="0.1965in" fo:line-height="90%"/>
      <style:text-properties style:font-name="Lohit Devanagari" style:font-name-asian="DejaVu Sans" style:font-name-complex="Liberation Sans" fo:color="#FFFFFF" fo:font-size="22pt" style:font-size-asian="22pt" fo:hyphenate="false"/>
    </style:style>
    <style:style style:name="Estruturadetópicos2" style:display-name="Estrutura de tópicos 2" style:family="paragraph" style:parent-style-name="Estruturadetópicos1">
      <style:paragraph-properties fo:margin-top="0.1576in"/>
      <style:text-properties style:font-name-asian="Lohit Devanagari" style:font-name-complex="Lohit Devanagari" fo:font-size="14pt" style:font-size-asian="14pt" fo:hyphenate="false"/>
    </style:style>
    <style:style style:name="Estruturadetópicos3" style:display-name="Estrutura de tópicos 3" style:family="paragraph" style:parent-style-name="Estruturadetópicos2">
      <style:paragraph-properties fo:margin-top="0.118in"/>
      <style:text-properties fo:hyphenate="false"/>
    </style:style>
    <style:style style:name="Estruturadetópicos4" style:display-name="Estrutura de tópicos 4" style:family="paragraph" style:parent-style-name="Estruturadetópicos3">
      <style:paragraph-properties fo:margin-top="0.0784in"/>
      <style:text-properties fo:hyphenate="false"/>
    </style:style>
    <style:style style:name="Estruturadetópicos5" style:display-name="Estrutura de tópicos 5" style:family="paragraph" style:parent-style-name="Estruturadetópicos4">
      <style:paragraph-properties fo:margin-top="0.0395in"/>
      <style:text-properties fo:font-size="20pt" style:font-size-asian="20pt" fo:hyphenate="false"/>
    </style:style>
    <style:style style:name="Estruturadetópicos6" style:display-name="Estrutura de tópicos 6" style:family="paragraph" style:parent-style-name="Estruturadetópicos5">
      <style:text-properties fo:hyphenate="false"/>
    </style:style>
    <style:style style:name="Estruturadetópicos7" style:display-name="Estrutura de tópicos 7" style:family="paragraph" style:parent-style-name="Estruturadetópicos6">
      <style:text-properties fo:hyphenate="false"/>
    </style:style>
    <style:style style:name="Estruturadetópicos8" style:display-name="Estrutura de tópicos 8" style:family="paragraph" style:parent-style-name="Estruturadetópicos7">
      <style:text-properties fo:hyphenate="false"/>
    </style:style>
    <style:style style:name="Estruturadetópicos9" style:display-name="Estrutura de tópicos 9" style:family="paragraph" style:parent-style-name="Estruturadetópicos8">
      <style:text-properties fo:hyphenate="false"/>
    </style:style>
    <style:style style:name="LinkdaInternet" style:display-name="Link da Internet" style:family="paragraph">
      <style:text-properties style:font-name-asian="DejaVu Sans" style:font-name-complex="Liberation Sans" fo:color="#000080" style:text-underline-type="single" style:text-underline-style="solid" style:text-underline-width="auto" style:text-underline-mode="continuous" fo:hyphenate="false"/>
    </style:style>
    <style:style style:name="Ênfaseforte" style:display-name="Ênfase forte" style:family="paragraph">
      <style:text-properties style:font-name-asian="DejaVu Sans" style:font-name-complex="Liberation Sans" fo:font-weight="bold" style:font-weight-asian="bold" fo:hyphenate="false"/>
    </style:style>
    <style:style style:name="Símbolosdenumeração" style:display-name="Símbolos de numeração" style:family="paragraph">
      <style:text-properties style:font-name-asian="DejaVu Sans" style:font-name-complex="Liberation Sans" fo:hyphenate="false"/>
    </style:style>
    <style:style style:name="Ênfase1" style:display-name="Ênfase1" style:family="paragraph">
      <style:text-properties style:font-name-asian="DejaVu Sans" style:font-name-complex="Liberation Sans" fo:font-style="italic" style:font-style-asian="italic" fo:hyphenate="false"/>
    </style:style>
    <style:style style:name="TítuloeConteúdoLTGliederung1" style:display-name="Título e Conteúdo~LT~Gliederung 1" style:family="paragraph">
      <style:paragraph-properties fo:margin-top="0.1965in" fo:line-height="90%"/>
      <style:text-properties style:font-name="Lohit Devanagari" style:font-name-asian="DejaVu Sans" style:font-name-complex="Liberation Sans" fo:color="#FFFFFF" fo:font-size="22pt" style:font-size-asian="22pt" fo:hyphenate="false"/>
    </style:style>
    <style:style style:name="TítuloeConteúdoLTGliederung2" style:display-name="Título e Conteúdo~LT~Gliederung 2" style:family="paragraph" style:parent-style-name="TítuloeConteúdoLTGliederung1">
      <style:paragraph-properties fo:margin-top="0.1576in"/>
      <style:text-properties style:font-name-asian="Lohit Devanagari" style:font-name-complex="Lohit Devanagari" fo:font-size="14pt" style:font-size-asian="14pt" fo:hyphenate="false"/>
    </style:style>
    <style:style style:name="TítuloeConteúdoLTGliederung3" style:display-name="Título e Conteúdo~LT~Gliederung 3" style:family="paragraph" style:parent-style-name="TítuloeConteúdoLTGliederung2">
      <style:paragraph-properties fo:margin-top="0.118in"/>
      <style:text-properties fo:hyphenate="false"/>
    </style:style>
    <style:style style:name="TítuloeConteúdoLTGliederung4" style:display-name="Título e Conteúdo~LT~Gliederung 4" style:family="paragraph" style:parent-style-name="TítuloeConteúdoLTGliederung3">
      <style:paragraph-properties fo:margin-top="0.0784in"/>
      <style:text-properties fo:hyphenate="false"/>
    </style:style>
    <style:style style:name="TítuloeConteúdoLTGliederung5" style:display-name="Título e Conteúdo~LT~Gliederung 5" style:family="paragraph" style:parent-style-name="TítuloeConteúdoLTGliederung4">
      <style:paragraph-properties fo:margin-top="0.0395in"/>
      <style:text-properties fo:font-size="20pt" style:font-size-asian="20pt" fo:hyphenate="false"/>
    </style:style>
    <style:style style:name="TítuloeConteúdoLTGliederung6" style:display-name="Título e Conteúdo~LT~Gliederung 6" style:family="paragraph" style:parent-style-name="TítuloeConteúdoLTGliederung5">
      <style:text-properties fo:hyphenate="false"/>
    </style:style>
    <style:style style:name="TítuloeConteúdoLTGliederung7" style:display-name="Título e Conteúdo~LT~Gliederung 7" style:family="paragraph" style:parent-style-name="TítuloeConteúdoLTGliederung6">
      <style:text-properties fo:hyphenate="false"/>
    </style:style>
    <style:style style:name="TítuloeConteúdoLTGliederung8" style:display-name="Título e Conteúdo~LT~Gliederung 8" style:family="paragraph" style:parent-style-name="TítuloeConteúdoLTGliederung7">
      <style:text-properties fo:hyphenate="false"/>
    </style:style>
    <style:style style:name="TítuloeConteúdoLTGliederung9" style:display-name="Título e Conteúdo~LT~Gliederung 9" style:family="paragraph" style:parent-style-name="TítuloeConteúdoLTGliederung8">
      <style:text-properties fo:hyphenate="false"/>
    </style:style>
    <style:style style:name="TítuloeConteúdoLTTitel" style:display-name="Título e Conteúdo~LT~Titel" style:family="paragraph">
      <style:paragraph-properties style:line-height-at-least="0.1388in"/>
      <style:text-properties style:font-name="Lohit Devanagari" style:font-name-asian="DejaVu Sans" style:font-name-complex="Liberation Sans" fo:color="#FFFFFF" fo:font-size="18pt" style:font-size-asian="18pt" fo:hyphenate="false"/>
    </style:style>
    <style:style style:name="TítuloeConteúdoLTUntertitel" style:display-name="Título e Conteúd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TítuloeConteúdoLTNotizen" style:display-name="Título e Conteúd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TítuloeConteúdoLTHintergrundobjekte" style:display-name="Título e Conteúdo~LT~Hintergrundobjekte" style:family="paragraph">
      <style:text-properties style:font-name-asian="DejaVu Sans" style:font-name-complex="Liberation Sans" fo:hyphenate="false"/>
    </style:style>
    <style:style style:name="TítuloeConteúdoLTHintergrund" style:display-name="Título e Conteúdo~LT~Hintergrund" style:family="paragraph">
      <style:text-properties style:font-name-asian="DejaVu Sans" style:font-name-complex="Liberation Sans" fo:hyphenate="false"/>
    </style:style>
    <style:style style:name="SomenteTítuloLTGliederung1" style:display-name="Somente Título~LT~Gliederung 1" style:family="paragraph">
      <style:paragraph-properties fo:margin-top="0.1965in" fo:line-height="90%"/>
      <style:text-properties style:font-name="Lohit Devanagari" style:font-name-asian="DejaVu Sans" style:font-name-complex="Liberation Sans" fo:color="#FFFFFF" fo:font-size="22pt" style:font-size-asian="22pt" fo:hyphenate="false"/>
    </style:style>
    <style:style style:name="SomenteTítuloLTGliederung2" style:display-name="Somente Título~LT~Gliederung 2" style:family="paragraph" style:parent-style-name="SomenteTítuloLTGliederung1">
      <style:paragraph-properties fo:margin-top="0.1576in"/>
      <style:text-properties style:font-name-asian="Lohit Devanagari" style:font-name-complex="Lohit Devanagari" fo:font-size="14pt" style:font-size-asian="14pt" fo:hyphenate="false"/>
    </style:style>
    <style:style style:name="SomenteTítuloLTGliederung3" style:display-name="Somente Título~LT~Gliederung 3" style:family="paragraph" style:parent-style-name="SomenteTítuloLTGliederung2">
      <style:paragraph-properties fo:margin-top="0.118in"/>
      <style:text-properties fo:hyphenate="false"/>
    </style:style>
    <style:style style:name="SomenteTítuloLTGliederung4" style:display-name="Somente Título~LT~Gliederung 4" style:family="paragraph" style:parent-style-name="SomenteTítuloLTGliederung3">
      <style:paragraph-properties fo:margin-top="0.0784in"/>
      <style:text-properties fo:hyphenate="false"/>
    </style:style>
    <style:style style:name="SomenteTítuloLTGliederung5" style:display-name="Somente Título~LT~Gliederung 5" style:family="paragraph" style:parent-style-name="SomenteTítuloLTGliederung4">
      <style:paragraph-properties fo:margin-top="0.0395in"/>
      <style:text-properties fo:font-size="20pt" style:font-size-asian="20pt" fo:hyphenate="false"/>
    </style:style>
    <style:style style:name="SomenteTítuloLTGliederung6" style:display-name="Somente Título~LT~Gliederung 6" style:family="paragraph" style:parent-style-name="SomenteTítuloLTGliederung5">
      <style:text-properties fo:hyphenate="false"/>
    </style:style>
    <style:style style:name="SomenteTítuloLTGliederung7" style:display-name="Somente Título~LT~Gliederung 7" style:family="paragraph" style:parent-style-name="SomenteTítuloLTGliederung6">
      <style:text-properties fo:hyphenate="false"/>
    </style:style>
    <style:style style:name="SomenteTítuloLTGliederung8" style:display-name="Somente Título~LT~Gliederung 8" style:family="paragraph" style:parent-style-name="SomenteTítuloLTGliederung7">
      <style:text-properties fo:hyphenate="false"/>
    </style:style>
    <style:style style:name="SomenteTítuloLTGliederung9" style:display-name="Somente Título~LT~Gliederung 9" style:family="paragraph" style:parent-style-name="SomenteTítuloLTGliederung8">
      <style:text-properties fo:hyphenate="false"/>
    </style:style>
    <style:style style:name="SomenteTítuloLTTitel" style:display-name="Somente Título~LT~Titel" style:family="paragraph">
      <style:paragraph-properties style:line-height-at-least="0.1388in"/>
      <style:text-properties style:font-name="Lohit Devanagari" style:font-name-asian="DejaVu Sans" style:font-name-complex="Liberation Sans" fo:color="#FFFFFF" fo:font-size="18pt" style:font-size-asian="18pt" fo:hyphenate="false"/>
    </style:style>
    <style:style style:name="SomenteTítuloLTUntertitel" style:display-name="Somente Títul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SomenteTítuloLTNotizen" style:display-name="Somente Títul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SomenteTítuloLTHintergrundobjekte" style:display-name="Somente Título~LT~Hintergrundobjekte" style:family="paragraph">
      <style:text-properties style:font-name-asian="DejaVu Sans" style:font-name-complex="Liberation Sans" fo:hyphenate="false"/>
    </style:style>
    <style:style style:name="SomenteTítuloLTHintergrund" style:display-name="Somente Título~LT~Hintergrund" style:family="paragraph">
      <style:text-properties style:font-name-asian="DejaVu Sans" style:font-name-complex="Liberation Sans" fo:hyphenate="false"/>
    </style:style>
    <style:style style:name="DuasPartesdeConteúdoLTGliederung1" style:display-name="Duas Partes de Conteúdo~LT~Gliederung 1" style:family="paragraph">
      <style:paragraph-properties fo:margin-top="0.1965in" fo:line-height="90%"/>
      <style:text-properties style:font-name="Lohit Devanagari" style:font-name-asian="DejaVu Sans" style:font-name-complex="Liberation Sans" fo:color="#FFFFFF" fo:font-size="22pt" style:font-size-asian="22pt" fo:hyphenate="false"/>
    </style:style>
    <style:style style:name="DuasPartesdeConteúdoLTGliederung2" style:display-name="Duas Partes de Conteúdo~LT~Gliederung 2" style:family="paragraph" style:parent-style-name="DuasPartesdeConteúdoLTGliederung1">
      <style:paragraph-properties fo:margin-top="0.1576in"/>
      <style:text-properties style:font-name-asian="Lohit Devanagari" style:font-name-complex="Lohit Devanagari" fo:font-size="14pt" style:font-size-asian="14pt" fo:hyphenate="false"/>
    </style:style>
    <style:style style:name="DuasPartesdeConteúdoLTGliederung3" style:display-name="Duas Partes de Conteúdo~LT~Gliederung 3" style:family="paragraph" style:parent-style-name="DuasPartesdeConteúdoLTGliederung2">
      <style:paragraph-properties fo:margin-top="0.118in"/>
      <style:text-properties fo:hyphenate="false"/>
    </style:style>
    <style:style style:name="DuasPartesdeConteúdoLTGliederung4" style:display-name="Duas Partes de Conteúdo~LT~Gliederung 4" style:family="paragraph" style:parent-style-name="DuasPartesdeConteúdoLTGliederung3">
      <style:paragraph-properties fo:margin-top="0.0784in"/>
      <style:text-properties fo:hyphenate="false"/>
    </style:style>
    <style:style style:name="DuasPartesdeConteúdoLTGliederung5" style:display-name="Duas Partes de Conteúdo~LT~Gliederung 5" style:family="paragraph" style:parent-style-name="DuasPartesdeConteúdoLTGliederung4">
      <style:paragraph-properties fo:margin-top="0.0395in"/>
      <style:text-properties fo:font-size="20pt" style:font-size-asian="20pt" fo:hyphenate="false"/>
    </style:style>
    <style:style style:name="DuasPartesdeConteúdoLTGliederung6" style:display-name="Duas Partes de Conteúdo~LT~Gliederung 6" style:family="paragraph" style:parent-style-name="DuasPartesdeConteúdoLTGliederung5">
      <style:text-properties fo:hyphenate="false"/>
    </style:style>
    <style:style style:name="DuasPartesdeConteúdoLTGliederung7" style:display-name="Duas Partes de Conteúdo~LT~Gliederung 7" style:family="paragraph" style:parent-style-name="DuasPartesdeConteúdoLTGliederung6">
      <style:text-properties fo:hyphenate="false"/>
    </style:style>
    <style:style style:name="DuasPartesdeConteúdoLTGliederung8" style:display-name="Duas Partes de Conteúdo~LT~Gliederung 8" style:family="paragraph" style:parent-style-name="DuasPartesdeConteúdoLTGliederung7">
      <style:text-properties fo:hyphenate="false"/>
    </style:style>
    <style:style style:name="DuasPartesdeConteúdoLTGliederung9" style:display-name="Duas Partes de Conteúdo~LT~Gliederung 9" style:family="paragraph" style:parent-style-name="DuasPartesdeConteúdoLTGliederung8">
      <style:text-properties fo:hyphenate="false"/>
    </style:style>
    <style:style style:name="DuasPartesdeConteúdoLTTitel" style:display-name="Duas Partes de Conteúdo~LT~Titel" style:family="paragraph">
      <style:paragraph-properties style:line-height-at-least="0.1388in"/>
      <style:text-properties style:font-name="Lohit Devanagari" style:font-name-asian="DejaVu Sans" style:font-name-complex="Liberation Sans" fo:color="#FFFFFF" fo:font-size="18pt" style:font-size-asian="18pt" fo:hyphenate="false"/>
    </style:style>
    <style:style style:name="DuasPartesdeConteúdoLTUntertitel" style:display-name="Duas Partes de Conteúd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DuasPartesdeConteúdoLTNotizen" style:display-name="Duas Partes de Conteúd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DuasPartesdeConteúdoLTHintergrundobjekte" style:display-name="Duas Partes de Conteúdo~LT~Hintergrundobjekte" style:family="paragraph">
      <style:text-properties style:font-name-asian="DejaVu Sans" style:font-name-complex="Liberation Sans" fo:hyphenate="false"/>
    </style:style>
    <style:style style:name="DuasPartesdeConteúdoLTHintergrund" style:display-name="Duas Partes de Conteúdo~LT~Hintergrund" style:family="paragraph">
      <style:text-properties style:font-name-asian="DejaVu Sans" style:font-name-complex="Liberation Sans" fo:hyphenate="false"/>
    </style:style>
    <style:style style:name="ComparaçãoLTGliederung1" style:display-name="Comparação~LT~Gliederung 1" style:family="paragraph">
      <style:paragraph-properties fo:margin-top="0.1965in" fo:line-height="90%"/>
      <style:text-properties style:font-name="Lohit Devanagari" style:font-name-asian="DejaVu Sans" style:font-name-complex="Liberation Sans" fo:color="#FFFFFF" fo:font-size="22pt" style:font-size-asian="22pt" fo:hyphenate="false"/>
    </style:style>
    <style:style style:name="ComparaçãoLTGliederung2" style:display-name="Comparação~LT~Gliederung 2" style:family="paragraph" style:parent-style-name="ComparaçãoLTGliederung1">
      <style:paragraph-properties fo:margin-top="0.1576in"/>
      <style:text-properties style:font-name-asian="Lohit Devanagari" style:font-name-complex="Lohit Devanagari" fo:font-size="14pt" style:font-size-asian="14pt" fo:hyphenate="false"/>
    </style:style>
    <style:style style:name="ComparaçãoLTGliederung3" style:display-name="Comparação~LT~Gliederung 3" style:family="paragraph" style:parent-style-name="ComparaçãoLTGliederung2">
      <style:paragraph-properties fo:margin-top="0.118in"/>
      <style:text-properties fo:hyphenate="false"/>
    </style:style>
    <style:style style:name="ComparaçãoLTGliederung4" style:display-name="Comparação~LT~Gliederung 4" style:family="paragraph" style:parent-style-name="ComparaçãoLTGliederung3">
      <style:paragraph-properties fo:margin-top="0.0784in"/>
      <style:text-properties fo:hyphenate="false"/>
    </style:style>
    <style:style style:name="ComparaçãoLTGliederung5" style:display-name="Comparação~LT~Gliederung 5" style:family="paragraph" style:parent-style-name="ComparaçãoLTGliederung4">
      <style:paragraph-properties fo:margin-top="0.0395in"/>
      <style:text-properties fo:font-size="20pt" style:font-size-asian="20pt" fo:hyphenate="false"/>
    </style:style>
    <style:style style:name="ComparaçãoLTGliederung6" style:display-name="Comparação~LT~Gliederung 6" style:family="paragraph" style:parent-style-name="ComparaçãoLTGliederung5">
      <style:text-properties fo:hyphenate="false"/>
    </style:style>
    <style:style style:name="ComparaçãoLTGliederung7" style:display-name="Comparação~LT~Gliederung 7" style:family="paragraph" style:parent-style-name="ComparaçãoLTGliederung6">
      <style:text-properties fo:hyphenate="false"/>
    </style:style>
    <style:style style:name="ComparaçãoLTGliederung8" style:display-name="Comparação~LT~Gliederung 8" style:family="paragraph" style:parent-style-name="ComparaçãoLTGliederung7">
      <style:text-properties fo:hyphenate="false"/>
    </style:style>
    <style:style style:name="ComparaçãoLTGliederung9" style:display-name="Comparação~LT~Gliederung 9" style:family="paragraph" style:parent-style-name="ComparaçãoLTGliederung8">
      <style:text-properties fo:hyphenate="false"/>
    </style:style>
    <style:style style:name="ComparaçãoLTTitel" style:display-name="Comparação~LT~Titel" style:family="paragraph">
      <style:paragraph-properties style:line-height-at-least="0.1388in"/>
      <style:text-properties style:font-name="Lohit Devanagari" style:font-name-asian="DejaVu Sans" style:font-name-complex="Liberation Sans" fo:color="#FFFFFF" fo:font-size="18pt" style:font-size-asian="18pt" fo:hyphenate="false"/>
    </style:style>
    <style:style style:name="ComparaçãoLTUntertitel" style:display-name="Comparaçã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ComparaçãoLTNotizen" style:display-name="Comparaçã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ComparaçãoLTHintergrundobjekte" style:display-name="Comparação~LT~Hintergrundobjekte" style:family="paragraph">
      <style:text-properties style:font-name-asian="DejaVu Sans" style:font-name-complex="Liberation Sans" fo:hyphenate="false"/>
    </style:style>
    <style:style style:name="ComparaçãoLTHintergrund" style:display-name="Comparação~LT~Hintergrund" style:family="paragraph">
      <style:text-properties style:font-name-asian="DejaVu Sans" style:font-name-complex="Liberation Sans" fo:hyphenate="false"/>
    </style:style>
    <style:style style:name="CabeçalhodaSeçãoLTGliederung1" style:display-name="Cabeçalho da Seção~LT~Gliederung 1" style:family="paragraph">
      <style:paragraph-properties fo:margin-top="0.1965in" fo:line-height="90%"/>
      <style:text-properties style:font-name="Lohit Devanagari" style:font-name-asian="DejaVu Sans" style:font-name-complex="Liberation Sans" fo:color="#FFFFFF" fo:font-size="22pt" style:font-size-asian="22pt" fo:hyphenate="false"/>
    </style:style>
    <style:style style:name="CabeçalhodaSeçãoLTGliederung2" style:display-name="Cabeçalho da Seção~LT~Gliederung 2" style:family="paragraph" style:parent-style-name="CabeçalhodaSeçãoLTGliederung1">
      <style:paragraph-properties fo:margin-top="0.1576in"/>
      <style:text-properties style:font-name-asian="Lohit Devanagari" style:font-name-complex="Lohit Devanagari" fo:font-size="14pt" style:font-size-asian="14pt" fo:hyphenate="false"/>
    </style:style>
    <style:style style:name="CabeçalhodaSeçãoLTGliederung3" style:display-name="Cabeçalho da Seção~LT~Gliederung 3" style:family="paragraph" style:parent-style-name="CabeçalhodaSeçãoLTGliederung2">
      <style:paragraph-properties fo:margin-top="0.118in"/>
      <style:text-properties fo:hyphenate="false"/>
    </style:style>
    <style:style style:name="CabeçalhodaSeçãoLTGliederung4" style:display-name="Cabeçalho da Seção~LT~Gliederung 4" style:family="paragraph" style:parent-style-name="CabeçalhodaSeçãoLTGliederung3">
      <style:paragraph-properties fo:margin-top="0.0784in"/>
      <style:text-properties fo:hyphenate="false"/>
    </style:style>
    <style:style style:name="CabeçalhodaSeçãoLTGliederung5" style:display-name="Cabeçalho da Seção~LT~Gliederung 5" style:family="paragraph" style:parent-style-name="CabeçalhodaSeçãoLTGliederung4">
      <style:paragraph-properties fo:margin-top="0.0395in"/>
      <style:text-properties fo:font-size="20pt" style:font-size-asian="20pt" fo:hyphenate="false"/>
    </style:style>
    <style:style style:name="CabeçalhodaSeçãoLTGliederung6" style:display-name="Cabeçalho da Seção~LT~Gliederung 6" style:family="paragraph" style:parent-style-name="CabeçalhodaSeçãoLTGliederung5">
      <style:text-properties fo:hyphenate="false"/>
    </style:style>
    <style:style style:name="CabeçalhodaSeçãoLTGliederung7" style:display-name="Cabeçalho da Seção~LT~Gliederung 7" style:family="paragraph" style:parent-style-name="CabeçalhodaSeçãoLTGliederung6">
      <style:text-properties fo:hyphenate="false"/>
    </style:style>
    <style:style style:name="CabeçalhodaSeçãoLTGliederung8" style:display-name="Cabeçalho da Seção~LT~Gliederung 8" style:family="paragraph" style:parent-style-name="CabeçalhodaSeçãoLTGliederung7">
      <style:text-properties fo:hyphenate="false"/>
    </style:style>
    <style:style style:name="CabeçalhodaSeçãoLTGliederung9" style:display-name="Cabeçalho da Seção~LT~Gliederung 9" style:family="paragraph" style:parent-style-name="CabeçalhodaSeçãoLTGliederung8">
      <style:text-properties fo:hyphenate="false"/>
    </style:style>
    <style:style style:name="CabeçalhodaSeçãoLTTitel" style:display-name="Cabeçalho da Seção~LT~Titel" style:family="paragraph">
      <style:paragraph-properties style:line-height-at-least="0.1388in"/>
      <style:text-properties style:font-name="Lohit Devanagari" style:font-name-asian="DejaVu Sans" style:font-name-complex="Liberation Sans" fo:color="#FFFFFF" fo:font-size="18pt" style:font-size-asian="18pt" fo:hyphenate="false"/>
    </style:style>
    <style:style style:name="CabeçalhodaSeçãoLTUntertitel" style:display-name="Cabeçalho da Seçã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CabeçalhodaSeçãoLTNotizen" style:display-name="Cabeçalho da Seçã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CabeçalhodaSeçãoLTHintergrundobjekte" style:display-name="Cabeçalho da Seção~LT~Hintergrundobjekte" style:family="paragraph">
      <style:text-properties style:font-name-asian="DejaVu Sans" style:font-name-complex="Liberation Sans" fo:hyphenate="false"/>
    </style:style>
    <style:style style:name="CabeçalhodaSeçãoLTHintergrund" style:display-name="Cabeçalho da Seção~LT~Hintergrund" style:family="paragraph">
      <style:text-properties style:font-name-asian="DejaVu Sans" style:font-name-complex="Liberation Sans" fo:hyphenate="false"/>
    </style:style>
    <style:style style:name="CabeçalhodaSeção_LTGliederung1" style:display-name="Cabeçalho da Seção_~LT~Gliederung 1" style:family="paragraph">
      <style:paragraph-properties fo:margin-top="0.1965in" fo:line-height="90%"/>
      <style:text-properties style:font-name="Lohit Devanagari" style:font-name-asian="DejaVu Sans" style:font-name-complex="Liberation Sans" fo:color="#FFFFFF" fo:font-size="22pt" style:font-size-asian="22pt" fo:hyphenate="false"/>
    </style:style>
    <style:style style:name="CabeçalhodaSeção_LTGliederung2" style:display-name="Cabeçalho da Seção_~LT~Gliederung 2" style:family="paragraph" style:parent-style-name="CabeçalhodaSeção_LTGliederung1">
      <style:paragraph-properties fo:margin-top="0.1576in"/>
      <style:text-properties style:font-name-asian="Lohit Devanagari" style:font-name-complex="Lohit Devanagari" fo:font-size="14pt" style:font-size-asian="14pt" fo:hyphenate="false"/>
    </style:style>
    <style:style style:name="CabeçalhodaSeção_LTGliederung3" style:display-name="Cabeçalho da Seção_~LT~Gliederung 3" style:family="paragraph" style:parent-style-name="CabeçalhodaSeção_LTGliederung2">
      <style:paragraph-properties fo:margin-top="0.118in"/>
      <style:text-properties fo:hyphenate="false"/>
    </style:style>
    <style:style style:name="CabeçalhodaSeção_LTGliederung4" style:display-name="Cabeçalho da Seção_~LT~Gliederung 4" style:family="paragraph" style:parent-style-name="CabeçalhodaSeção_LTGliederung3">
      <style:paragraph-properties fo:margin-top="0.0784in"/>
      <style:text-properties fo:hyphenate="false"/>
    </style:style>
    <style:style style:name="CabeçalhodaSeção_LTGliederung5" style:display-name="Cabeçalho da Seção_~LT~Gliederung 5" style:family="paragraph" style:parent-style-name="CabeçalhodaSeção_LTGliederung4">
      <style:paragraph-properties fo:margin-top="0.0395in"/>
      <style:text-properties fo:font-size="20pt" style:font-size-asian="20pt" fo:hyphenate="false"/>
    </style:style>
    <style:style style:name="CabeçalhodaSeção_LTGliederung6" style:display-name="Cabeçalho da Seção_~LT~Gliederung 6" style:family="paragraph" style:parent-style-name="CabeçalhodaSeção_LTGliederung5">
      <style:text-properties fo:hyphenate="false"/>
    </style:style>
    <style:style style:name="CabeçalhodaSeção_LTGliederung7" style:display-name="Cabeçalho da Seção_~LT~Gliederung 7" style:family="paragraph" style:parent-style-name="CabeçalhodaSeção_LTGliederung6">
      <style:text-properties fo:hyphenate="false"/>
    </style:style>
    <style:style style:name="CabeçalhodaSeção_LTGliederung8" style:display-name="Cabeçalho da Seção_~LT~Gliederung 8" style:family="paragraph" style:parent-style-name="CabeçalhodaSeção_LTGliederung7">
      <style:text-properties fo:hyphenate="false"/>
    </style:style>
    <style:style style:name="CabeçalhodaSeção_LTGliederung9" style:display-name="Cabeçalho da Seção_~LT~Gliederung 9" style:family="paragraph" style:parent-style-name="CabeçalhodaSeção_LTGliederung8">
      <style:text-properties fo:hyphenate="false"/>
    </style:style>
    <style:style style:name="CabeçalhodaSeção_LTTitel" style:display-name="Cabeçalho da Seção_~LT~Titel" style:family="paragraph">
      <style:paragraph-properties style:line-height-at-least="0.1388in"/>
      <style:text-properties style:font-name="Lohit Devanagari" style:font-name-asian="DejaVu Sans" style:font-name-complex="Liberation Sans" fo:color="#FFFFFF" fo:font-size="18pt" style:font-size-asian="18pt" fo:hyphenate="false"/>
    </style:style>
    <style:style style:name="CabeçalhodaSeção_LTUntertitel" style:display-name="Cabeçalho da Seção_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CabeçalhodaSeção_LTNotizen" style:display-name="Cabeçalho da Seção_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CabeçalhodaSeção_LTHintergrundobjekte" style:display-name="Cabeçalho da Seção_~LT~Hintergrundobjekte" style:family="paragraph">
      <style:text-properties style:font-name-asian="DejaVu Sans" style:font-name-complex="Liberation Sans" fo:hyphenate="false"/>
    </style:style>
    <style:style style:name="CabeçalhodaSeção_LTHintergrund" style:display-name="Cabeçalho da Seção_~LT~Hintergrund" style:family="paragraph">
      <style:text-properties style:font-name-asian="DejaVu Sans" style:font-name-complex="Liberation Sans" fo:hyphenate="false"/>
    </style:style>
    <style:style style:name="Master1-Layout2-obj-Título-e-ConteúdoLTGliederung1" style:display-name="Master1-Layout2-obj-Título-e-Conteúdo~LT~Gliederung 1" style:family="paragraph">
      <style:paragraph-properties fo:margin-top="0.1965in"/>
      <style:text-properties style:font-name="Lohit Devanagari" style:font-name-asian="DejaVu Sans" style:font-name-complex="Liberation Sans" fo:font-size="32pt" style:font-size-asian="32pt" fo:hyphenate="false"/>
    </style:style>
    <style:style style:name="Master1-Layout2-obj-Título-e-ConteúdoLTGliederung2" style:display-name="Master1-Layout2-obj-Título-e-Conteúdo~LT~Gliederung 2" style:family="paragraph" style:parent-style-name="Master1-Layout2-obj-Título-e-ConteúdoLTGliederung1">
      <style:paragraph-properties fo:margin-top="0.1576in"/>
      <style:text-properties style:font-name-asian="Lohit Devanagari" style:font-name-complex="Lohit Devanagari" fo:font-size="28pt" style:font-size-asian="28pt" fo:hyphenate="false"/>
    </style:style>
    <style:style style:name="Master1-Layout2-obj-Título-e-ConteúdoLTGliederung3" style:display-name="Master1-Layout2-obj-Título-e-Conteúdo~LT~Gliederung 3" style:family="paragraph" style:parent-style-name="Master1-Layout2-obj-Título-e-ConteúdoLTGliederung2">
      <style:paragraph-properties fo:margin-top="0.118in"/>
      <style:text-properties fo:font-size="24pt" style:font-size-asian="24pt" fo:hyphenate="false"/>
    </style:style>
    <style:style style:name="Master1-Layout2-obj-Título-e-ConteúdoLTGliederung4" style:display-name="Master1-Layout2-obj-Título-e-Conteúdo~LT~Gliederung 4" style:family="paragraph" style:parent-style-name="Master1-Layout2-obj-Título-e-ConteúdoLTGliederung3">
      <style:paragraph-properties fo:margin-top="0.0784in"/>
      <style:text-properties fo:font-size="20pt" style:font-size-asian="20pt" fo:hyphenate="false"/>
    </style:style>
    <style:style style:name="Master1-Layout2-obj-Título-e-ConteúdoLTGliederung5" style:display-name="Master1-Layout2-obj-Título-e-Conteúdo~LT~Gliederung 5" style:family="paragraph" style:parent-style-name="Master1-Layout2-obj-Título-e-ConteúdoLTGliederung4">
      <style:paragraph-properties fo:margin-top="0.0395in"/>
      <style:text-properties fo:hyphenate="false"/>
    </style:style>
    <style:style style:name="Master1-Layout2-obj-Título-e-ConteúdoLTGliederung6" style:display-name="Master1-Layout2-obj-Título-e-Conteúdo~LT~Gliederung 6" style:family="paragraph" style:parent-style-name="Master1-Layout2-obj-Título-e-ConteúdoLTGliederung5">
      <style:text-properties fo:hyphenate="false"/>
    </style:style>
    <style:style style:name="Master1-Layout2-obj-Título-e-ConteúdoLTGliederung7" style:display-name="Master1-Layout2-obj-Título-e-Conteúdo~LT~Gliederung 7" style:family="paragraph" style:parent-style-name="Master1-Layout2-obj-Título-e-ConteúdoLTGliederung6">
      <style:text-properties fo:hyphenate="false"/>
    </style:style>
    <style:style style:name="Master1-Layout2-obj-Título-e-ConteúdoLTGliederung8" style:display-name="Master1-Layout2-obj-Título-e-Conteúdo~LT~Gliederung 8" style:family="paragraph" style:parent-style-name="Master1-Layout2-obj-Título-e-ConteúdoLTGliederung7">
      <style:text-properties fo:hyphenate="false"/>
    </style:style>
    <style:style style:name="Master1-Layout2-obj-Título-e-ConteúdoLTGliederung9" style:display-name="Master1-Layout2-obj-Título-e-Conteúdo~LT~Gliederung 9" style:family="paragraph" style:parent-style-name="Master1-Layout2-obj-Título-e-ConteúdoLTGliederung8">
      <style:text-properties fo:hyphenate="false"/>
    </style:style>
    <style:style style:name="Master1-Layout2-obj-Título-e-ConteúdoLTTitel" style:display-name="Master1-Layout2-obj-Título-e-Conteúdo~LT~Titel" style:family="paragraph">
      <style:paragraph-properties fo:text-align="center"/>
      <style:text-properties style:font-name="Lohit Devanagari" style:font-name-asian="DejaVu Sans" style:font-name-complex="Liberation Sans" fo:font-size="44pt" style:font-size-asian="44pt" fo:hyphenate="false"/>
    </style:style>
    <style:style style:name="Master1-Layout2-obj-Título-e-ConteúdoLTUntertitel" style:display-name="Master1-Layout2-obj-Título-e-Conteúdo~LT~Untertitel" style:family="paragraph">
      <style:paragraph-properties fo:text-align="center"/>
      <style:text-properties style:font-name="Lohit Devanagari" style:font-name-asian="DejaVu Sans" style:font-name-complex="Liberation Sans" fo:font-size="32pt" style:font-size-asian="32pt" fo:hyphenate="false"/>
    </style:style>
    <style:style style:name="Master1-Layout2-obj-Título-e-ConteúdoLTNotizen" style:display-name="Master1-Layout2-obj-Título-e-Conteúdo~LT~Notizen" style:family="paragraph">
      <style:paragraph-properties fo:margin-left="0.2361in" fo:text-indent="-0.2361in">
        <style:tab-stops/>
      </style:paragraph-properties>
      <style:text-properties style:font-name="Lohit Devanagari" style:font-name-asian="DejaVu Sans" style:font-name-complex="Liberation Sans" fo:font-size="20pt" style:font-size-asian="20pt" fo:hyphenate="false"/>
    </style:style>
    <style:style style:name="Master1-Layout2-obj-Título-e-ConteúdoLTHintergrundobjekte" style:display-name="Master1-Layout2-obj-Título-e-Conteúdo~LT~Hintergrundobjekte" style:family="paragraph">
      <style:text-properties style:font-name-asian="DejaVu Sans" style:font-name-complex="Liberation Sans" fo:hyphenate="false"/>
    </style:style>
    <style:style style:name="Master1-Layout2-obj-Título-e-ConteúdoLTHintergrund" style:display-name="Master1-Layout2-obj-Título-e-Conteúdo~LT~Hintergrund" style:family="paragraph">
      <style:text-properties style:font-name-asian="DejaVu Sans" style:font-name-complex="Liberation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EDIANE CARMEM HERNANDES</meta:initial-creator>
    <dc:creator>SEDIANE CARMEM HERNANDES</dc:creator>
    <meta:creation-date>2023-08-14T21:04:00Z</meta:creation-date>
    <dc:date>2023-08-14T21:04:00Z</dc:date>
    <meta:template xlink:href="Normal.dotm" xlink:type="simple"/>
    <meta:editing-cycles>3</meta:editing-cycles>
    <meta:editing-duration>PT60S</meta:editing-duration>
    <meta:document-statistic meta:page-count="2" meta:paragraph-count="1" meta:word-count="101" meta:character-count="648" meta:row-count="4" meta:non-whitespace-character-count="548"/>
  </office:meta>
</office:document-meta>
</file>